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5734" officeooo:paragraph-rsid="000c5734"/>
    </style:style>
    <style:style style:name="P2" style:family="paragraph" style:parent-style-name="Standard">
      <style:text-properties officeooo:rsid="000c5734" officeooo:paragraph-rsid="00127cb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5734" officeooo:paragraph-rsid="000c5734" style:font-weight-asian="bold" style:font-weight-complex="bold"/>
    </style:style>
    <style:style style:name="P4" style:family="paragraph" style:parent-style-name="Standard">
      <style:text-properties fo:font-style="normal" officeooo:rsid="000c5734" officeooo:paragraph-rsid="000c5734" style:font-style-asian="normal" style:font-style-complex="normal"/>
    </style:style>
    <style:style style:name="P5" style:family="paragraph" style:parent-style-name="Standard">
      <style:text-properties fo:font-style="normal" officeooo:rsid="000cd69b" officeooo:paragraph-rsid="000cd69b" style:font-style-asian="normal" style:font-style-complex="normal"/>
    </style:style>
    <style:style style:name="P6" style:family="paragraph" style:parent-style-name="Standard">
      <style:text-properties fo:font-style="normal" fo:font-weight="bold" officeooo:rsid="000c5734" officeooo:paragraph-rsid="000c5734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0cd69b" officeooo:paragraph-rsid="000cd69b" style:font-style-asian="normal" style:font-weight-asian="bold" style:font-style-complex="normal" style:font-weight-complex="bold"/>
    </style:style>
    <style:style style:name="P8" style:family="paragraph" style:parent-style-name="Standard" style:list-style-name="L1">
      <style:text-properties officeooo:rsid="000c5734" officeooo:paragraph-rsid="000c5734"/>
    </style:style>
    <style:style style:name="P9" style:family="paragraph" style:parent-style-name="Standard" style:list-style-name="L1">
      <style:text-properties fo:font-style="normal" officeooo:rsid="000c5734" officeooo:paragraph-rsid="000c5734" style:font-style-asian="normal" style:font-style-complex="normal"/>
    </style:style>
    <style:style style:name="P10" style:family="paragraph" style:parent-style-name="Standard" style:list-style-name="L1">
      <style:text-properties fo:font-style="normal" officeooo:rsid="000cd69b" officeooo:paragraph-rsid="000cd69b" style:font-style-asian="normal" style:font-style-complex="normal"/>
    </style:style>
    <style:style style:name="P11" style:family="paragraph" style:parent-style-name="Standard" style:list-style-name="L2">
      <style:text-properties fo:font-style="normal" officeooo:rsid="000d8d8d" officeooo:paragraph-rsid="000d8d8d" style:font-style-asian="normal" style:font-style-complex="normal"/>
    </style:style>
    <style:style style:name="P12" style:family="paragraph" style:parent-style-name="Standard" style:list-style-name="L2">
      <style:text-properties fo:font-style="italic" officeooo:rsid="000d8d8d" officeooo:paragraph-rsid="000d8d8d" style:font-style-asian="italic" style:font-style-complex="italic"/>
    </style:style>
    <style:style style:name="P13" style:family="paragraph" style:parent-style-name="Standard">
      <style:text-properties officeooo:rsid="000cd69b" officeooo:paragraph-rsid="000cd69b"/>
    </style:style>
    <style:style style:name="P14" style:family="paragraph" style:parent-style-name="Standard">
      <style:text-properties officeooo:rsid="0015774b" officeooo:paragraph-rsid="0015774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ef206"/>
    </style:style>
    <style:style style:name="T4" style:family="text">
      <style:text-properties officeooo:rsid="00112c9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f0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klaracje i redeklaracje</text:p>
      <text:p text:style-name="P1"><text:span text:style-name="T5">Deklaracja</text:span> jest stwierdzeniem w języku, oznaczającym powołanie do istnienia pewnej nazwy.</text:p>
      <text:p text:style-name="P1">Na przykład całk i; <text:s/>- tworzy w danym zakresie zmienną całkowitą i. - działa wedle wedle konwencji powszechnych wśród języków wysokiego poziomu.</text:p>
      <text:p text:style-name="P1"/>
      <text:p text:style-name="P1"><text:span text:style-name="T5">Zakres</text:span> (zasieg, scope)</text:p>
      <text:p text:style-name="P2">Jest to kawałek kodu ograniczony nawiasami klamrowymi. Mogą one wystąpić same - jako instrukcja złożona, bądź być związane z procedurą/ deklaracją typu (struktury). </text:p>
      <text:p text:style-name="P2"><text:span text:style-name="T5">Przykład</text:span>:</text:p>
      <text:p text:style-name="P1"/>
      <text:p text:style-name="P1">typ zespolona</text:p>
      <text:p text:style-name="P1">{</text:p>
      <text:p text:style-name="P1"><text:tab/>rzeczyw cz_rzeczywista;</text:p>
      <text:p text:style-name="P1"><text:tab/>rzeczyw cz_urojona;</text:p>
      <text:p text:style-name="P1">}</text:p>
      <text:p text:style-name="P1">zespolona z;</text:p>
      <text:p text:style-name="P1">całk t_globalne=0;</text:p>
      <text:p text:style-name="P1">procedura -&gt; całk</text:p>
      <text:p text:style-name="P1">{</text:p>
      <text:p text:style-name="P1"><text:tab/>statyczne całkowite t=0;</text:p>
      <text:p text:style-name="P1"><text:tab/>całk a,b,c;</text:p>
      <text:p text:style-name="P1"><text:tab/>zacznij f(całk a);</text:p>
      <text:p text:style-name="P1"><text:tab/>b=0;</text:p>
      <text:p text:style-name="P1"><text:tab/>zacznij g(całk a, całk b);</text:p>
      <text:p text:style-name="P1"><text:tab/>c = t_globalne + t;</text:p>
      <text:p text:style-name="P1"><text:tab/>zwróć(a*c^2+b*c);</text:p>
      <text:p text:style-name="P1">}</text:p>
      <text:p text:style-name="P1"/>
      <text:p text:style-name="P1">Powyżej mamy przykład deklaracji. <text:span text:style-name="T2">Pierwsza jest deklaracja </text:span><text:span text:style-name="T1">typu złożonego</text:span><text:span text:style-name="T2"> - struktury, po niej deklaracja referencji do takiej struktury, jako zmiennej globalnej. Zmienna t_globalne jest rzeczywiście globalna i domyślnie alokowana statycznie, w kodzie procedur zmienne są domyślnie automatyczne.</text:span></text:p>
      <text:p text:style-name="P4">Potem następuje definicja procedury z dwoma punktami wejściowymi. Zmienna a zostaje zadeklarowana jako zwykła zmienna automatyczna, jednak dalej pojawia się na liście parametrów formalnych, zostanie więc potraktowana jako parametr, podobnie zmienna b.</text:p>
      <text:p text:style-name="P4"/>
      <text:p text:style-name="P6">Zasady deklaracji</text:p>
      <text:p text:style-name="P4">Jako zmienne statyczne, rozumiemy takie, którym podczas konstrukcji obrazu binarnego aplikacji, zostaje przydzielone określone jedno miejsce, jako automatyczne - które dostaną miejsce podczas dynamicznej alokacji, czy to na stosie - zmienne automatyczne procedur, czy na stercie - składowe struktur alokowanych przez użytkownika.</text:p>
      <text:list xml:id="list1511451405" text:style-name="L1">
        <text:list-item>
          <text:p text:style-name="P8"><text:span text:style-name="T2">W kodzie globalnym symbole są domyślnie statyczne, jako, że nie odpowiada mu żadna ramka stosu, nie mogą istnieć tam obiekty automatyczne. Jawna deklaracja ze słowem </text:span><text:span text:style-name="T1">automatyczna</text:span><text:span text:style-name="T2">, powinna skutkować protestem kompilatora i błędem lub zignorowaniem tego słowa.</text:span></text:p>
        </text:list-item>
        <text:list-item>
          <text:p text:style-name="P9">W kodzie procedur i deklaracji typów złożonych zmienne są domyślnie automatyczne, żeby były statyczne trzeba napisać słowo kluczowe przy deklaracji.</text:p>
        </text:list-item>
        <text:list-item>
          <text:p text:style-name="P9">Symbol zadeklarowany w danym zakresie, z zasady trafia do tego zakresu oprócz:</text:p>
          <text:list>
            <text:list-item>
              <text:p text:style-name="P9">Symboli występujących na listach parametrów formalnych punktów wejściowych procedury - jak nazwa wskazuje, powiązane są one z całą procedurą i zawsze trafiają do je<text:span text:style-name="T6">j</text:span> najogólniejszego zakresu.</text:p>
            </text:list-item>
            <text:list-item>
              <text:p text:style-name="P10"><text:soft-page-break/>Nazw samych punktów wejściowych - trafiają one zakres wyżej niż najogólniejszy zakres procedury (do zakresu globalnego).</text:p>
            </text:list-item>
          </text:list>
        </text:list-item>
      </text:list>
      <text:p text:style-name="P5"/>
      <text:p text:style-name="P7">Zasady redeklaracji</text:p>
      <text:p text:style-name="P13"><text:span text:style-name="T2">Istnienie wielu punktów wejściowych, wymusza legalność pewnych form redeklaracji zmiennych. </text:span></text:p>
      <text:p text:style-name="P14"><text:span text:style-name="T2">Implementowane są nastepujące zasady:</text:span></text:p>
      <text:list xml:id="list4186753628" text:style-name="L2">
        <text:list-item>
          <text:p text:style-name="P11">Zmienne statyczne nie mogą być nigdy redeklarowane.</text:p>
        </text:list-item>
        <text:list-item>
          <text:p text:style-name="P11">Zmienna automatyczna może być redeklarowana na liście parametrów formalnych. Jeśli by istniał wcześniej symbol o tej samej nazwie, musi zachodzić pomiędzy nim, a nowym całkowita zgodność typów. Jeśli <text:s/>jedyna różnicą jest to, że poprzedni nie jest parametrem, zostanie wypromowany do parametru.</text:p>
        </text:list-item>
        <text:list-item>
          <text:p text:style-name="P11">Redeklaracja zmiennej automatycznej w zwyczajnym kodzie, w wypadku pełnej zgodności typów, nie wprowadza sprzeczności do bazy wiedzy kompilatora, zatem nie musi oznaczać błędu uniemożliwiającego kompilację.</text:p>
          <text:p text:style-name="P11"/>
          <text:p text:style-name="P12"><text:span text:style-name="T4">S</text:span>postrzeżenie: Wydaje się, że podczas kompilacji napotyka się zasadniczo na dwa rodzaje błędów. Jeśli <text:span text:style-name="T3">by </text:span>uznać proces kompilacji za budowanie pewnej bazy wiedzy, to interpretacja jednego rodzaju napisów wprowadza w niej niespójność, bądź nie istnieje sposób wyboru jednoznacznej interpretacji, drugi zaś rodzaj napisów, posiada jednoznaczną interpretację dla mechanizmów kompilatora i nie wprowadza niespójności do bazy wiedzy, jednak jest zakazany przez gramatykę <text:span text:style-name="T3">lub semantykę języka. Błędy drugiego rodzaju, posiadające rozsądną i oczywistą dla ludzi interpretację, nie muszą stanowić dla kompilatora o bezwzględnym zatrzymaniu. Z drugiej strony, konstrukcje spójne i dozwolone, a nieczytelne, nieoczywiste dla człowieka, czy zaistniałe bardziej prawdopodobnie wskutek błędu ludzkiego, powinny być sygnalizowane jako ostrzeżeni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1T11:16:02.448000000</meta:creation-date>
    <dc:date>2022-05-25T13:17:06.811000000</dc:date>
    <meta:editing-duration>PT10M6S</meta:editing-duration>
    <meta:editing-cycles>6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39" meta:word-count="526" meta:character-count="3921" meta:non-whitespace-character-count="3429"/>
  </office:meta>
</office:document-meta>
</file>